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j,</text:p>
      <text:p text:style-name="P1"/>
      <text:p text:style-name="P1">Här beskrivs earkiv lösningen som innefattar webguit och bakomliggande serverdel med logik mot databas. Earkivslösningen är skiven i java och använder sig av JSF Java Server Faces för att presentera gu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9S</meta:editing-duration>
    <meta:editing-cycles>3</meta:editing-cycles>
    <meta:generator>OpenOffice/4.1.1$Win32 OpenOffice.org_project/411m6$Build-9775</meta:generator>
    <dc:date>2015-05-29T22:50:58.92</dc:date>
    <meta:document-statistic meta:table-count="0" meta:image-count="0" meta:object-count="0" meta:page-count="1" meta:paragraph-count="2" meta:word-count="32" meta:character-count="208"/>
    <dc:creator>Stefan Eklund</dc:creator>
    <meta:user-defined meta:name="Info 1"/>
    <meta:user-defined meta:name="Info 2"/>
    <meta:user-defined meta:name="Info 3"/>
    <meta:user-defined meta:name="Info 4"/>
  </office:meta>
</office:document-meta>
</file>